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031in" svg:height="9.3591in" svg:x="3.035in" svg:y="0.0524in">
            <draw:object draw:notify-on-update-of-ranges="Sheet1.A1:Sheet1.A1 Sheet1.A2:Sheet1.A3357 Sheet1.B1:Sheet1.B1 Sheet1.B2:Sheet1.B33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ugmentation de la commande de 200 à 2700 puis (changement de sens brutal) de -200 à -2700 puis compliant mod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38" calcext:value-type="float">
            <text:p>-12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28" calcext:value-type="float">
            <text:p>-32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82" calcext:value-type="float">
            <text:p>-108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914" calcext:value-type="float">
            <text:p>-191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027" calcext:value-type="float">
            <text:p>-202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71" calcext:value-type="float">
            <text:p>-67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154" calcext:value-type="float">
            <text:p>-115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021" calcext:value-type="float">
            <text:p>-202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812" calcext:value-type="float">
            <text:p>-181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78" calcext:value-type="float">
            <text:p>-5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656" calcext:value-type="float">
            <text:p>-65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429" calcext:value-type="float">
            <text:p>-42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69" calcext:value-type="float">
            <text:p>-16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30" calcext:value-type="float">
            <text:p>-23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50" calcext:value-type="float">
            <text:p>-145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037" calcext:value-type="float">
            <text:p>-203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405" calcext:value-type="float">
            <text:p>-140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03" calcext:value-type="float">
            <text:p>-50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08" calcext:value-type="float">
            <text:p>-18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035" calcext:value-type="float">
            <text:p>-203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514" calcext:value-type="float">
            <text:p>-151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506" calcext:value-type="float">
            <text:p>-50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925" calcext:value-type="float">
            <text:p>-19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758" calcext:value-type="float">
            <text:p>-175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561" calcext:value-type="float">
            <text:p>-5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62" calcext:value-type="float">
            <text:p>-26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06" calcext:value-type="float">
            <text:p>-2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97" calcext:value-type="float">
            <text:p>-19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033" calcext:value-type="float">
            <text:p>-203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333" calcext:value-type="float">
            <text:p>-133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473" calcext:value-type="float">
            <text:p>-47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41" calcext:value-type="float">
            <text:p>-24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10" calcext:value-type="float">
            <text:p>-31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42" calcext:value-type="float">
            <text:p>-24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82" calcext:value-type="float">
            <text:p>-18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14" calcext:value-type="float">
            <text:p>-21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303" calcext:value-type="float">
            <text:p>-30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22" calcext:value-type="float">
            <text:p>-22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599" calcext:value-type="float">
            <text:p>-59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85" calcext:value-type="float">
            <text:p>-18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439" calcext:value-type="float">
            <text:p>-43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74" calcext:value-type="float">
            <text:p>-27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83" calcext:value-type="float">
            <text:p>-18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55" calcext:value-type="float">
            <text:p>-25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91" calcext:value-type="float">
            <text:p>-19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323" calcext:value-type="float">
            <text:p>-32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83" calcext:value-type="float">
            <text:p>-28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301" calcext:value-type="float">
            <text:p>-30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02" calcext:value-type="float">
            <text:p>-20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04" calcext:value-type="float">
            <text:p>-20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339" calcext:value-type="float">
            <text:p>-33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71" calcext:value-type="float">
            <text:p>-27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15" calcext:value-type="float">
            <text:p>-21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83" calcext:value-type="float">
            <text:p>-28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73" calcext:value-type="float">
            <text:p>-27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305" calcext:value-type="float">
            <text:p>-30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91" calcext:value-type="float">
            <text:p>-29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70" calcext:value-type="float">
            <text:p>-27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98" calcext:value-type="float">
            <text:p>-19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37" calcext:value-type="float">
            <text:p>-23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853" calcext:value-type="float">
            <text:p>-85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81" calcext:value-type="float">
            <text:p>-28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19" calcext:value-type="float">
            <text:p>-121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963" calcext:value-type="float">
            <text:p>-196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020" calcext:value-type="float">
            <text:p>-202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717" calcext:value-type="float">
            <text:p>-71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321" calcext:value-type="float">
            <text:p>-132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039" calcext:value-type="float">
            <text:p>-203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818" calcext:value-type="float">
            <text:p>-181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627" calcext:value-type="float">
            <text:p>-62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510" calcext:value-type="float">
            <text:p>-151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040" calcext:value-type="float">
            <text:p>-204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38" calcext:value-type="float">
            <text:p>-163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625" calcext:value-type="float">
            <text:p>-62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381" calcext:value-type="float">
            <text:p>-138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023" calcext:value-type="float">
            <text:p>-202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719" calcext:value-type="float">
            <text:p>-71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315" calcext:value-type="float">
            <text:p>-131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022" calcext:value-type="float">
            <text:p>-202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821" calcext:value-type="float">
            <text:p>-182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643" calcext:value-type="float">
            <text:p>-64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69" calcext:value-type="float">
            <text:p>-16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212" calcext:value-type="float">
            <text:p>-121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026" calcext:value-type="float">
            <text:p>-202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034" calcext:value-type="float">
            <text:p>-203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729" calcext:value-type="float">
            <text:p>-72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451" calcext:value-type="float">
            <text:p>-145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028" calcext:value-type="float">
            <text:p>-202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573" calcext:value-type="float">
            <text:p>-157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637" calcext:value-type="float">
            <text:p>-63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24" calcext:value-type="float">
            <text:p>-22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475" calcext:value-type="float">
            <text:p>-147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039" calcext:value-type="float">
            <text:p>-203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376" calcext:value-type="float">
            <text:p>-137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227" calcext:value-type="float">
            <text:p>-22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721" calcext:value-type="float">
            <text:p>-72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208" calcext:value-type="float">
            <text:p>-20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8" calcext:value-type="float">
            <text:p>-318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553" calcext:value-type="float">
            <text:p>-55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615" calcext:value-type="float">
            <text:p>-615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725" calcext:value-type="float">
            <text:p>-725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226" calcext:value-type="float">
            <text:p>-22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81" calcext:value-type="float">
            <text:p>-18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920" calcext:value-type="float">
            <text:p>-92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277" calcext:value-type="float">
            <text:p>-127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471" calcext:value-type="float">
            <text:p>-47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566" calcext:value-type="float">
            <text:p>-56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215" calcext:value-type="float">
            <text:p>-21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592" calcext:value-type="float">
            <text:p>-592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219" calcext:value-type="float">
            <text:p>-219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683" calcext:value-type="float">
            <text:p>-68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216" calcext:value-type="float">
            <text:p>-21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94" calcext:value-type="float">
            <text:p>-19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749" calcext:value-type="float">
            <text:p>-749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271" calcext:value-type="float">
            <text:p>-27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85" calcext:value-type="float">
            <text:p>-18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636" calcext:value-type="float">
            <text:p>-63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293" calcext:value-type="float">
            <text:p>-293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38" calcext:value-type="float">
            <text:p>-338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09" calcext:value-type="float">
            <text:p>-309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45" calcext:value-type="float">
            <text:p>-345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204" calcext:value-type="float">
            <text:p>-20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788" calcext:value-type="float">
            <text:p>-78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86" calcext:value-type="float">
            <text:p>-28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216" calcext:value-type="float">
            <text:p>-21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03" calcext:value-type="float">
            <text:p>-303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07" calcext:value-type="float">
            <text:p>-207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96" calcext:value-type="float">
            <text:p>-39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274" calcext:value-type="float">
            <text:p>-27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43" calcext:value-type="float">
            <text:p>-34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227" calcext:value-type="float">
            <text:p>-227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614" calcext:value-type="float">
            <text:p>-61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76" calcext:value-type="float">
            <text:p>-27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93" calcext:value-type="float">
            <text:p>-193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569" calcext:value-type="float">
            <text:p>-56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71" calcext:value-type="float">
            <text:p>-27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42" calcext:value-type="float">
            <text:p>-34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901" calcext:value-type="float">
            <text:p>-90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00" calcext:value-type="float">
            <text:p>-3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940" calcext:value-type="float">
            <text:p>-94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441" calcext:value-type="float">
            <text:p>-44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39" calcext:value-type="float">
            <text:p>-23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278" calcext:value-type="float">
            <text:p>-27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2029" calcext:value-type="float">
            <text:p>-202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725" calcext:value-type="float">
            <text:p>-72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244" calcext:value-type="float">
            <text:p>-24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303" calcext:value-type="float">
            <text:p>-30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81" calcext:value-type="float">
            <text:p>-18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976" calcext:value-type="float">
            <text:p>-197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986" calcext:value-type="float">
            <text:p>-198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711" calcext:value-type="float">
            <text:p>-71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218" calcext:value-type="float">
            <text:p>-218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305" calcext:value-type="float">
            <text:p>-30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2012" calcext:value-type="float">
            <text:p>-201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2014" calcext:value-type="float">
            <text:p>-2014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760" calcext:value-type="float">
            <text:p>-76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232" calcext:value-type="float">
            <text:p>-23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283" calcext:value-type="float">
            <text:p>-28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999" calcext:value-type="float">
            <text:p>-1999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936" calcext:value-type="float">
            <text:p>-193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603" calcext:value-type="float">
            <text:p>-603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229" calcext:value-type="float">
            <text:p>-22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294" calcext:value-type="float">
            <text:p>-29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2037" calcext:value-type="float">
            <text:p>-203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451" calcext:value-type="float">
            <text:p>-1451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587" calcext:value-type="float">
            <text:p>-58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206" calcext:value-type="float">
            <text:p>-20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551" calcext:value-type="float">
            <text:p>-55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265" calcext:value-type="float">
            <text:p>-26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304" calcext:value-type="float">
            <text:p>-30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261" calcext:value-type="float">
            <text:p>-26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289" calcext:value-type="float">
            <text:p>-28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91" calcext:value-type="float">
            <text:p>-19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538" calcext:value-type="float">
            <text:p>-1538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2038" calcext:value-type="float">
            <text:p>-2038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323" calcext:value-type="float">
            <text:p>-132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589" calcext:value-type="float">
            <text:p>-589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270" calcext:value-type="float">
            <text:p>-27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980" calcext:value-type="float">
            <text:p>-198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708" calcext:value-type="float">
            <text:p>-708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233" calcext:value-type="float">
            <text:p>-23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311" calcext:value-type="float">
            <text:p>-31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91" calcext:value-type="float">
            <text:p>-19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2027" calcext:value-type="float">
            <text:p>-2027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942" calcext:value-type="float">
            <text:p>-1942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620" calcext:value-type="float">
            <text:p>-62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220" calcext:value-type="float">
            <text:p>-22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284" calcext:value-type="float">
            <text:p>-28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819" calcext:value-type="float">
            <text:p>-819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236" calcext:value-type="float">
            <text:p>-23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13" calcext:value-type="float">
            <text:p>-213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302" calcext:value-type="float">
            <text:p>-30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205" calcext:value-type="float">
            <text:p>-20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571" calcext:value-type="float">
            <text:p>-57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204" calcext:value-type="float">
            <text:p>-20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261" calcext:value-type="float">
            <text:p>-26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136" calcext:value-type="float">
            <text:p>-113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528" calcext:value-type="float">
            <text:p>-52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218" calcext:value-type="float">
            <text:p>-218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261" calcext:value-type="float">
            <text:p>-26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79" calcext:value-type="float">
            <text:p>-17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239" calcext:value-type="float">
            <text:p>-239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134" calcext:value-type="float">
            <text:p>-134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283" calcext:value-type="float">
            <text:p>-28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208" calcext:value-type="float">
            <text:p>-208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251" calcext:value-type="float">
            <text:p>-25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553" calcext:value-type="float">
            <text:p>-55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540" calcext:value-type="float">
            <text:p>-54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268" calcext:value-type="float">
            <text:p>-26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223" calcext:value-type="float">
            <text:p>-22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308" calcext:value-type="float">
            <text:p>-308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204" calcext:value-type="float">
            <text:p>-20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551" calcext:value-type="float">
            <text:p>-55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219" calcext:value-type="float">
            <text:p>-219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263" calcext:value-type="float">
            <text:p>-26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2037" calcext:value-type="float">
            <text:p>-203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371" calcext:value-type="float">
            <text:p>-137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578" calcext:value-type="float">
            <text:p>-57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219" calcext:value-type="float">
            <text:p>-21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291" calcext:value-type="float">
            <text:p>-29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82" calcext:value-type="float">
            <text:p>-182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243" calcext:value-type="float">
            <text:p>-24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266" calcext:value-type="float">
            <text:p>-26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263" calcext:value-type="float">
            <text:p>-26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216" calcext:value-type="float">
            <text:p>-21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252" calcext:value-type="float">
            <text:p>-25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217" calcext:value-type="float">
            <text:p>-21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297" calcext:value-type="float">
            <text:p>-297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253" calcext:value-type="float">
            <text:p>-25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407" calcext:value-type="float">
            <text:p>-40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207" calcext:value-type="float">
            <text:p>-2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64" calcext:value-type="float">
            <text:p>-264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74" calcext:value-type="float">
            <text:p>-17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222" calcext:value-type="float">
            <text:p>-222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193" calcext:value-type="float">
            <text:p>-193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183" calcext:value-type="float">
            <text:p>-183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929" calcext:value-type="float">
            <text:p>-1929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210" calcext:value-type="float">
            <text:p>-21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201" calcext:value-type="float">
            <text:p>-20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189" calcext:value-type="float">
            <text:p>-18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89" calcext:value-type="float">
            <text:p>-189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187" calcext:value-type="float">
            <text:p>-187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209" calcext:value-type="float">
            <text:p>-209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184" calcext:value-type="float">
            <text:p>-184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2003" calcext:value-type="float">
            <text:p>-2003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238" calcext:value-type="float">
            <text:p>-238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778" calcext:value-type="float">
            <text:p>-778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263" calcext:value-type="float">
            <text:p>-263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297" calcext:value-type="float">
            <text:p>-297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64" calcext:value-type="float">
            <text:p>-164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177" calcext:value-type="float">
            <text:p>-17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467" calcext:value-type="float">
            <text:p>-467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2036" calcext:value-type="float">
            <text:p>-203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203" calcext:value-type="float">
            <text:p>-20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93" calcext:value-type="float">
            <text:p>-193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936" calcext:value-type="float">
            <text:p>-936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662" calcext:value-type="float">
            <text:p>-662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229" calcext:value-type="float">
            <text:p>-229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2037" calcext:value-type="float">
            <text:p>-2037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393" calcext:value-type="float">
            <text:p>-393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381" calcext:value-type="float">
            <text:p>-1381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286" calcext:value-type="float">
            <text:p>-286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2009" calcext:value-type="float">
            <text:p>-2009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508" calcext:value-type="float">
            <text:p>-508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2006" calcext:value-type="float">
            <text:p>-2006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326" calcext:value-type="float">
            <text:p>-32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2029" calcext:value-type="float">
            <text:p>-2029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295" calcext:value-type="float">
            <text:p>-295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503" calcext:value-type="float">
            <text:p>-1503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34" calcext:value-type="float">
            <text:p>-134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851" calcext:value-type="float">
            <text:p>-185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2001" calcext:value-type="float">
            <text:p>-2001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2018" calcext:value-type="float">
            <text:p>-2018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579" calcext:value-type="float">
            <text:p>-1579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2036" calcext:value-type="float">
            <text:p>-2036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235" calcext:value-type="float">
            <text:p>-123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378" calcext:value-type="float">
            <text:p>-378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323" calcext:value-type="float">
            <text:p>-323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1704" calcext:value-type="float">
            <text:p>-1704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772" calcext:value-type="float">
            <text:p>-1772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367" calcext:value-type="float">
            <text:p>-36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474" calcext:value-type="float">
            <text:p>-474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55" calcext:value-type="float">
            <text:p>-115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2038" calcext:value-type="float">
            <text:p>-2038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2029" calcext:value-type="float">
            <text:p>-2029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219" calcext:value-type="float">
            <text:p>-1219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505" calcext:value-type="float">
            <text:p>-505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615" calcext:value-type="float">
            <text:p>-61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535" calcext:value-type="float">
            <text:p>-1535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822" calcext:value-type="float">
            <text:p>-182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534" calcext:value-type="float">
            <text:p>-534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584" calcext:value-type="float">
            <text:p>-1584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1112" calcext:value-type="float">
            <text:p>-1112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994" calcext:value-type="float">
            <text:p>-99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986" calcext:value-type="float">
            <text:p>-986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1644" calcext:value-type="float">
            <text:p>-1644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348" calcext:value-type="float">
            <text:p>-1348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304" calcext:value-type="float">
            <text:p>-304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186" calcext:value-type="float">
            <text:p>-186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-193" calcext:value-type="float">
            <text:p>-193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-182" calcext:value-type="float">
            <text:p>-182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-183" calcext:value-type="float">
            <text:p>-183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-184" calcext:value-type="float">
            <text:p>-184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-189" calcext:value-type="float">
            <text:p>-189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-194" calcext:value-type="float">
            <text:p>-194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-183" calcext:value-type="float">
            <text:p>-183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-202" calcext:value-type="float">
            <text:p>-202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-224" calcext:value-type="float">
            <text:p>-224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198" calcext:value-type="float">
            <text:p>-198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-233" calcext:value-type="float">
            <text:p>-233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-192" calcext:value-type="float">
            <text:p>-192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-192" calcext:value-type="float">
            <text:p>-192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-193" calcext:value-type="float">
            <text:p>-193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-201" calcext:value-type="float">
            <text:p>-201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-201" calcext:value-type="float">
            <text:p>-201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-198" calcext:value-type="float">
            <text:p>-198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-223" calcext:value-type="float">
            <text:p>-223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-157" calcext:value-type="float">
            <text:p>-157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-202" calcext:value-type="float">
            <text:p>-202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-226" calcext:value-type="float">
            <text:p>-226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-239" calcext:value-type="float">
            <text:p>-239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-233" calcext:value-type="float">
            <text:p>-233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-232" calcext:value-type="float">
            <text:p>-232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-222" calcext:value-type="float">
            <text:p>-222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-242" calcext:value-type="float">
            <text:p>-242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-242" calcext:value-type="float">
            <text:p>-242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-258" calcext:value-type="float">
            <text:p>-258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207" calcext:value-type="float">
            <text:p>-207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-218" calcext:value-type="float">
            <text:p>-218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-226" calcext:value-type="float">
            <text:p>-226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-226" calcext:value-type="float">
            <text:p>-226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266" calcext:value-type="float">
            <text:p>-266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-280" calcext:value-type="float">
            <text:p>-280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-242" calcext:value-type="float">
            <text:p>-242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-255" calcext:value-type="float">
            <text:p>-255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-248" calcext:value-type="float">
            <text:p>-248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-252" calcext:value-type="float">
            <text:p>-252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-265" calcext:value-type="float">
            <text:p>-265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-271" calcext:value-type="float">
            <text:p>-271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-242" calcext:value-type="float">
            <text:p>-242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-245" calcext:value-type="float">
            <text:p>-245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-261" calcext:value-type="float">
            <text:p>-26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-258" calcext:value-type="float">
            <text:p>-258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-293" calcext:value-type="float">
            <text:p>-293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-297" calcext:value-type="float">
            <text:p>-297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-213" calcext:value-type="float">
            <text:p>-213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-314" calcext:value-type="float">
            <text:p>-314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-177" calcext:value-type="float">
            <text:p>-177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-306" calcext:value-type="float">
            <text:p>-306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-181" calcext:value-type="float">
            <text:p>-18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-318" calcext:value-type="float">
            <text:p>-318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-314" calcext:value-type="float">
            <text:p>-314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-191" calcext:value-type="float">
            <text:p>-191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-311" calcext:value-type="float">
            <text:p>-311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-185" calcext:value-type="float">
            <text:p>-185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-217" calcext:value-type="float">
            <text:p>-217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-302" calcext:value-type="float">
            <text:p>-30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-186" calcext:value-type="float">
            <text:p>-186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-306" calcext:value-type="float">
            <text:p>-306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-215" calcext:value-type="float">
            <text:p>-215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308" calcext:value-type="float">
            <text:p>-308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-204" calcext:value-type="float">
            <text:p>-204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310" calcext:value-type="float">
            <text:p>-310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-256" calcext:value-type="float">
            <text:p>-256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-196" calcext:value-type="float">
            <text:p>-196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-183" calcext:value-type="float">
            <text:p>-183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-289" calcext:value-type="float">
            <text:p>-289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-186" calcext:value-type="float">
            <text:p>-186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-259" calcext:value-type="float">
            <text:p>-259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-203" calcext:value-type="float">
            <text:p>-203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-221" calcext:value-type="float">
            <text:p>-221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-219" calcext:value-type="float">
            <text:p>-219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-227" calcext:value-type="float">
            <text:p>-227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-214" calcext:value-type="float">
            <text:p>-214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-176" calcext:value-type="float">
            <text:p>-176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-189" calcext:value-type="float">
            <text:p>-189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-211" calcext:value-type="float">
            <text:p>-211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-224" calcext:value-type="float">
            <text:p>-224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-218" calcext:value-type="float">
            <text:p>-218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-237" calcext:value-type="float">
            <text:p>-237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-232" calcext:value-type="float">
            <text:p>-232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228" calcext:value-type="float">
            <text:p>-228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-227" calcext:value-type="float">
            <text:p>-227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-217" calcext:value-type="float">
            <text:p>-217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257" calcext:value-type="float">
            <text:p>-257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-255" calcext:value-type="float">
            <text:p>-255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-198" calcext:value-type="float">
            <text:p>-198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-218" calcext:value-type="float">
            <text:p>-218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-206" calcext:value-type="float">
            <text:p>-206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240" calcext:value-type="float">
            <text:p>-240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-201" calcext:value-type="float">
            <text:p>-201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-185" calcext:value-type="float">
            <text:p>-185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-205" calcext:value-type="float">
            <text:p>-205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-174" calcext:value-type="float">
            <text:p>-174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-202" calcext:value-type="float">
            <text:p>-202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92" calcext:value-type="float">
            <text:p>-192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1:37:39.417767837</meta:creation-date>
    <dc:date>2014-11-25T12:03:08.332085629</dc:date>
    <meta:editing-duration>PT25M29S</meta:editing-duration>
    <meta:editing-cycles>2</meta:editing-cycles>
    <meta:generator>LibreOffice/4.3.3.2$Linux_x86 LibreOffice_project/430m0$Build-2</meta:generator>
    <meta:document-statistic meta:table-count="1" meta:cell-count="67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Average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width="0.051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697cm" svg:height="23.773cm" xlink:href=".." xlink:type="simple" chart:class="chart:scatter" chart:style-name="ch1">
        <chart:legend chart:legend-position="end" svg:x="41.109cm" svg:y="11.338cm" style:legend-expansion="high" chart:style-name="ch2"/>
        <chart:plot-area chart:style-name="ch3" table:cell-range-address="Sheet1.A1:Sheet1.B3357" chart:data-source-has-labels="row" svg:x="-1.589cm" svg:y="-0.202cm" svg:width="45.284cm" svg:height="24.171cm">
          <chartooo:coordinate-region svg:x="-0.491cm" svg:y="-0.003cm" svg:width="44.186cm" svg:height="23.77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2:Sheet1.B3357" chart:label-cell-address="Sheet1.B1:Sheet1.B1" chart:class="chart:scatter">
            <chart:domain table:cell-range-address="Sheet1.A2:Sheet1.A3357"/>
            <chart:regression-curve chart:style-name="ch8"/>
            <chart:data-point chart:repeated="33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357</svg:desc>
                </draw:g>
              </table:table-cell>
              <table:table-cell office:value-type="float" office:value="3">
                <text:p>3</text:p>
                <draw:g>
                  <svg:desc>Sheet1.B2:Sheet1.B3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671">
                <text:p>-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1154">
                <text:p>-1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503">
                <text:p>-5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2035">
                <text:p>-2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1333">
                <text:p>-1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717">
                <text:p>-7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039">
                <text:p>-20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1818">
                <text:p>-18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627">
                <text:p>-6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040">
                <text:p>-204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023">
                <text:p>-20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1315">
                <text:p>-13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1212">
                <text:p>-12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034">
                <text:p>-2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729">
                <text:p>-7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637">
                <text:p>-6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039">
                <text:p>-20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721">
                <text:p>-7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1277">
                <text:p>-12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749">
                <text:p>-74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45">
                <text:p>-3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1976">
                <text:p>-19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1986">
                <text:p>-19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2012">
                <text:p>-20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819">
                <text:p>-8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1371">
                <text:p>-13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-2003">
                <text:p>-200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0">
                <text:p>110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1">
                <text:p>1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2">
                <text:p>11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3">
                <text:p>110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4">
                <text:p>110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5">
                <text:p>1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6">
                <text:p>11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7">
                <text:p>110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8">
                <text:p>110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09">
                <text:p>1109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0">
                <text:p>111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1">
                <text:p>111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2">
                <text:p>1112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3">
                <text:p>111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4">
                <text:p>1114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5">
                <text:p>111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6">
                <text:p>11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7">
                <text:p>1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8">
                <text:p>11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19">
                <text:p>111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0">
                <text:p>112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1">
                <text:p>11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2">
                <text:p>11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3">
                <text:p>112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4">
                <text:p>112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5">
                <text:p>1125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6">
                <text:p>112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7">
                <text:p>112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8">
                <text:p>112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29">
                <text:p>11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0">
                <text:p>1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1">
                <text:p>113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2">
                <text:p>113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3">
                <text:p>1133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4">
                <text:p>113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5">
                <text:p>11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6">
                <text:p>1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7">
                <text:p>113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8">
                <text:p>1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39">
                <text:p>11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0">
                <text:p>114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1">
                <text:p>114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2">
                <text:p>11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3">
                <text:p>1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4">
                <text:p>11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5">
                <text:p>1145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6">
                <text:p>1146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7">
                <text:p>114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8">
                <text:p>114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49">
                <text:p>114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0">
                <text:p>1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1">
                <text:p>1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2">
                <text:p>1152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3">
                <text:p>115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4">
                <text:p>115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5">
                <text:p>115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6">
                <text:p>115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7">
                <text:p>11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8">
                <text:p>115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59">
                <text:p>115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0">
                <text:p>11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1">
                <text:p>116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2">
                <text:p>116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3">
                <text:p>1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4">
                <text:p>1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6">
                <text:p>116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7">
                <text:p>116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8">
                <text:p>11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69">
                <text:p>1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0">
                <text:p>11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1">
                <text:p>117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2">
                <text:p>117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4">
                <text:p>1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5">
                <text:p>117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7">
                <text:p>1177</text:p>
              </table:table-cell>
              <table:table-cell office:value-type="float" office:value="-467">
                <text:p>-46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79">
                <text:p>117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1">
                <text:p>118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2">
                <text:p>118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3">
                <text:p>11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4">
                <text:p>118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6">
                <text:p>11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7">
                <text:p>118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8">
                <text:p>11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89">
                <text:p>11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0">
                <text:p>1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1">
                <text:p>119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2">
                <text:p>119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3">
                <text:p>119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4">
                <text:p>119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5">
                <text:p>119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6">
                <text:p>1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7">
                <text:p>1197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8">
                <text:p>119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99">
                <text:p>119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0">
                <text:p>12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1">
                <text:p>1201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2">
                <text:p>12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3">
                <text:p>1203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4">
                <text:p>120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5">
                <text:p>1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6">
                <text:p>120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7">
                <text:p>120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8">
                <text:p>120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09">
                <text:p>1209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0">
                <text:p>1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1">
                <text:p>121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2">
                <text:p>121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3">
                <text:p>12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4">
                <text:p>1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5">
                <text:p>12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6">
                <text:p>121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7">
                <text:p>1217</text:p>
              </table:table-cell>
              <table:table-cell office:value-type="float" office:value="-936">
                <text:p>-93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8">
                <text:p>121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19">
                <text:p>1219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0">
                <text:p>1220</text:p>
              </table:table-cell>
              <table:table-cell office:value-type="float" office:value="-662">
                <text:p>-66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1">
                <text:p>122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2">
                <text:p>122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3">
                <text:p>122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4">
                <text:p>122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5">
                <text:p>122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6">
                <text:p>12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7">
                <text:p>122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8">
                <text:p>122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29">
                <text:p>122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0">
                <text:p>1230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1">
                <text:p>123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2">
                <text:p>1232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3">
                <text:p>12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4">
                <text:p>123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5">
                <text:p>123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7">
                <text:p>123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8">
                <text:p>123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39">
                <text:p>123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0">
                <text:p>12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1">
                <text:p>1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2">
                <text:p>12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3">
                <text:p>1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4">
                <text:p>12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5">
                <text:p>124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6">
                <text:p>124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7">
                <text:p>12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8">
                <text:p>124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49">
                <text:p>124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0">
                <text:p>125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1">
                <text:p>1251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2">
                <text:p>125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3">
                <text:p>1253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4">
                <text:p>125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5">
                <text:p>125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6">
                <text:p>125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7">
                <text:p>1257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8">
                <text:p>1258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59">
                <text:p>12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0">
                <text:p>12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1">
                <text:p>126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2">
                <text:p>12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3">
                <text:p>126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4">
                <text:p>126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5">
                <text:p>126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6">
                <text:p>126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7">
                <text:p>126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8">
                <text:p>12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69">
                <text:p>1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0">
                <text:p>12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1">
                <text:p>127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2">
                <text:p>1272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3">
                <text:p>127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4">
                <text:p>1274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5">
                <text:p>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6">
                <text:p>1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7">
                <text:p>1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8">
                <text:p>127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79">
                <text:p>1279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0">
                <text:p>128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1">
                <text:p>1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2">
                <text:p>12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3">
                <text:p>128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4">
                <text:p>128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5">
                <text:p>1285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6">
                <text:p>12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7">
                <text:p>128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8">
                <text:p>128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89">
                <text:p>128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0">
                <text:p>129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1">
                <text:p>1291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2">
                <text:p>129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3">
                <text:p>129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4">
                <text:p>129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5">
                <text:p>12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6">
                <text:p>129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7">
                <text:p>129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8">
                <text:p>1298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99">
                <text:p>1299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0">
                <text:p>1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1">
                <text:p>130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2">
                <text:p>130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4">
                <text:p>130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5">
                <text:p>130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6">
                <text:p>1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7">
                <text:p>1307</text:p>
              </table:table-cell>
              <table:table-cell office:value-type="float" office:value="-1503">
                <text:p>-150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8">
                <text:p>130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09">
                <text:p>130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0">
                <text:p>1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1">
                <text:p>1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2">
                <text:p>13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3">
                <text:p>131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4">
                <text:p>131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5">
                <text:p>13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6">
                <text:p>13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7">
                <text:p>1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8">
                <text:p>13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19">
                <text:p>13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0">
                <text:p>132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1">
                <text:p>132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2">
                <text:p>132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3">
                <text:p>13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4">
                <text:p>13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5">
                <text:p>13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6">
                <text:p>132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7">
                <text:p>132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8">
                <text:p>132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29">
                <text:p>13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0">
                <text:p>13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1">
                <text:p>133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2">
                <text:p>133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3">
                <text:p>1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4">
                <text:p>1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5">
                <text:p>1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6">
                <text:p>133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7">
                <text:p>133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8">
                <text:p>133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39">
                <text:p>13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0">
                <text:p>13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1">
                <text:p>134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2">
                <text:p>134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3">
                <text:p>134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4">
                <text:p>134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5">
                <text:p>1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6">
                <text:p>134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7">
                <text:p>134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8">
                <text:p>134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49">
                <text:p>13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0">
                <text:p>13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1">
                <text:p>135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2">
                <text:p>135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3">
                <text:p>135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4">
                <text:p>135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5">
                <text:p>13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6">
                <text:p>1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7">
                <text:p>13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8">
                <text:p>13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59">
                <text:p>135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0">
                <text:p>136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1">
                <text:p>136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2">
                <text:p>13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3">
                <text:p>13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4">
                <text:p>13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5">
                <text:p>136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6">
                <text:p>136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7">
                <text:p>13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8">
                <text:p>13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69">
                <text:p>136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0">
                <text:p>137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1">
                <text:p>137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2">
                <text:p>13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3">
                <text:p>13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4">
                <text:p>1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5">
                <text:p>137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6">
                <text:p>137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7">
                <text:p>1377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8">
                <text:p>137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79">
                <text:p>137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0">
                <text:p>1380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1">
                <text:p>138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2">
                <text:p>138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3">
                <text:p>13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4">
                <text:p>13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5">
                <text:p>138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6">
                <text:p>138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7">
                <text:p>138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8">
                <text:p>13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89">
                <text:p>13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0">
                <text:p>139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1">
                <text:p>139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2">
                <text:p>139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3">
                <text:p>1393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4">
                <text:p>139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5">
                <text:p>1395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6">
                <text:p>13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7">
                <text:p>13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8">
                <text:p>139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99">
                <text:p>139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0">
                <text:p>140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1">
                <text:p>140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2">
                <text:p>140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3">
                <text:p>140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4">
                <text:p>140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5">
                <text:p>140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6">
                <text:p>140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7">
                <text:p>14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8">
                <text:p>140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09">
                <text:p>140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0">
                <text:p>141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1">
                <text:p>141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2">
                <text:p>14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3">
                <text:p>1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4">
                <text:p>141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5">
                <text:p>141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6">
                <text:p>141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7">
                <text:p>141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8">
                <text:p>1418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19">
                <text:p>14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0">
                <text:p>1420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1">
                <text:p>1421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2">
                <text:p>142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3">
                <text:p>1423</text:p>
              </table:table-cell>
              <table:table-cell office:value-type="float" office:value="-1235">
                <text:p>-12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4">
                <text:p>142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5">
                <text:p>142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6">
                <text:p>1426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7">
                <text:p>142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8">
                <text:p>142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29">
                <text:p>142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0">
                <text:p>1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1">
                <text:p>14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2">
                <text:p>143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3">
                <text:p>143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4">
                <text:p>143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5">
                <text:p>14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6">
                <text:p>14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7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8">
                <text:p>14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39">
                <text:p>1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1">
                <text:p>1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2">
                <text:p>1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3">
                <text:p>14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4">
                <text:p>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5">
                <text:p>14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6">
                <text:p>14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7">
                <text:p>144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8">
                <text:p>144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49">
                <text:p>1449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0">
                <text:p>145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1">
                <text:p>145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2">
                <text:p>145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3">
                <text:p>145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4">
                <text:p>145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5">
                <text:p>145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6">
                <text:p>1456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7">
                <text:p>1457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8">
                <text:p>145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59">
                <text:p>1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0">
                <text:p>146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1">
                <text:p>1461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2">
                <text:p>146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3">
                <text:p>146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4">
                <text:p>1464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5">
                <text:p>146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6">
                <text:p>146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7">
                <text:p>146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8">
                <text:p>146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69">
                <text:p>146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0">
                <text:p>1470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1">
                <text:p>147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2">
                <text:p>147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3">
                <text:p>147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4">
                <text:p>147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5">
                <text:p>1475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7">
                <text:p>14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8">
                <text:p>14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79">
                <text:p>14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0">
                <text:p>148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1">
                <text:p>148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2">
                <text:p>148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3">
                <text:p>1483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4">
                <text:p>148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5">
                <text:p>14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6">
                <text:p>148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7">
                <text:p>1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8">
                <text:p>14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89">
                <text:p>1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0">
                <text:p>14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1">
                <text:p>1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2">
                <text:p>149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3">
                <text:p>149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4">
                <text:p>149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5">
                <text:p>1495</text:p>
              </table:table-cell>
              <table:table-cell office:value-type="float" office:value="-1155">
                <text:p>-115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6">
                <text:p>149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7">
                <text:p>149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8">
                <text:p>1498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99">
                <text:p>149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0">
                <text:p>1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1">
                <text:p>1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2">
                <text:p>1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3">
                <text:p>150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4">
                <text:p>150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5">
                <text:p>150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6">
                <text:p>1506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7">
                <text:p>150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8">
                <text:p>150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09">
                <text:p>1509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0">
                <text:p>151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1">
                <text:p>151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2">
                <text:p>1512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3">
                <text:p>151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4">
                <text:p>151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5">
                <text:p>151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6">
                <text:p>151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7">
                <text:p>151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8">
                <text:p>151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19">
                <text:p>15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0">
                <text:p>15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1">
                <text:p>15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2">
                <text:p>152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3">
                <text:p>152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4">
                <text:p>152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5">
                <text:p>1525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6">
                <text:p>152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7">
                <text:p>152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8">
                <text:p>152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29">
                <text:p>152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0">
                <text:p>153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1">
                <text:p>153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2">
                <text:p>1532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3">
                <text:p>153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4">
                <text:p>153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5">
                <text:p>1535</text:p>
              </table:table-cell>
              <table:table-cell office:value-type="float" office:value="-1822">
                <text:p>-182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6">
                <text:p>153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7">
                <text:p>153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8">
                <text:p>15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39">
                <text:p>153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0">
                <text:p>154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1">
                <text:p>154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2">
                <text:p>154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3">
                <text:p>154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4">
                <text:p>154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5">
                <text:p>154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6">
                <text:p>1546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7">
                <text:p>154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8">
                <text:p>154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49">
                <text:p>154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0">
                <text:p>155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1">
                <text:p>155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2">
                <text:p>155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3">
                <text:p>155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4">
                <text:p>155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5">
                <text:p>155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6">
                <text:p>1556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7">
                <text:p>155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8">
                <text:p>155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59">
                <text:p>1559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0">
                <text:p>156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1">
                <text:p>1561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2">
                <text:p>156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3">
                <text:p>156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4">
                <text:p>156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5">
                <text:p>156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6">
                <text:p>1566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7">
                <text:p>15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8">
                <text:p>156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69">
                <text:p>156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0">
                <text:p>15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1">
                <text:p>157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2">
                <text:p>157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3">
                <text:p>157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4">
                <text:p>1574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5">
                <text:p>157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6">
                <text:p>15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7">
                <text:p>1577</text:p>
              </table:table-cell>
              <table:table-cell office:value-type="float" office:value="-1348">
                <text:p>-134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8">
                <text:p>157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9">
                <text:p>1579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0">
                <text:p>15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1">
                <text:p>158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2">
                <text:p>15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3">
                <text:p>158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4">
                <text:p>158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5">
                <text:p>15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6">
                <text:p>15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7">
                <text:p>158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8">
                <text:p>158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89">
                <text:p>158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0">
                <text:p>15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1">
                <text:p>1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2">
                <text:p>15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3">
                <text:p>15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4">
                <text:p>159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5">
                <text:p>159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6">
                <text:p>159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7">
                <text:p>159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8">
                <text:p>15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99">
                <text:p>159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0">
                <text:p>160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1">
                <text:p>160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2">
                <text:p>16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3">
                <text:p>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4">
                <text:p>1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5">
                <text:p>16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6">
                <text:p>1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7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8">
                <text:p>1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09">
                <text:p>1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0">
                <text:p>16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1">
                <text:p>16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2">
                <text:p>16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3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4">
                <text:p>1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5">
                <text:p>16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6">
                <text:p>16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7">
                <text:p>16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8">
                <text:p>16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19">
                <text:p>16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1">
                <text:p>16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2">
                <text:p>16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3">
                <text:p>16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4">
                <text:p>1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5">
                <text:p>16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6">
                <text:p>1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7">
                <text:p>1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8">
                <text:p>1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29">
                <text:p>1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0">
                <text:p>1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1">
                <text:p>16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2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3">
                <text:p>16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4">
                <text:p>16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5">
                <text:p>16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6">
                <text:p>16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7">
                <text:p>1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8">
                <text:p>16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1">
                <text:p>16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2">
                <text:p>1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3">
                <text:p>16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4">
                <text:p>16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5">
                <text:p>1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6">
                <text:p>1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7">
                <text:p>1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8">
                <text:p>16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0">
                <text:p>1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3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4">
                <text:p>1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8">
                <text:p>16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59">
                <text:p>1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1">
                <text:p>1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2">
                <text:p>1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3">
                <text:p>16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4">
                <text:p>16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5">
                <text:p>1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6">
                <text:p>16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7">
                <text:p>1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8">
                <text:p>1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69">
                <text:p>16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0">
                <text:p>16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1">
                <text:p>1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2">
                <text:p>1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3">
                <text:p>1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4">
                <text:p>1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5">
                <text:p>1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6">
                <text:p>1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7">
                <text:p>16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8">
                <text:p>16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79">
                <text:p>167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0">
                <text:p>168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1">
                <text:p>168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2">
                <text:p>16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3">
                <text:p>16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4">
                <text:p>16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5">
                <text:p>1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6">
                <text:p>16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7">
                <text:p>16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8">
                <text:p>1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89">
                <text:p>16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0">
                <text:p>16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1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2">
                <text:p>16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3">
                <text:p>1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4">
                <text:p>16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5">
                <text:p>16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6">
                <text:p>16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7">
                <text:p>16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8">
                <text:p>1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99">
                <text:p>16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0">
                <text:p>170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1">
                <text:p>170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2">
                <text:p>17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3">
                <text:p>1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4">
                <text:p>17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5">
                <text:p>17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6">
                <text:p>170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7">
                <text:p>170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8">
                <text:p>170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09">
                <text:p>170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0">
                <text:p>17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1">
                <text:p>17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2">
                <text:p>171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3">
                <text:p>171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4">
                <text:p>17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5">
                <text:p>17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6">
                <text:p>17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7">
                <text:p>171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8">
                <text:p>171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19">
                <text:p>17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0">
                <text:p>17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1">
                <text:p>17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2">
                <text:p>17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3">
                <text:p>172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4">
                <text:p>172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5">
                <text:p>17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6">
                <text:p>1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7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8">
                <text:p>17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29">
                <text:p>17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0">
                <text:p>173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1">
                <text:p>173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2">
                <text:p>173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3">
                <text:p>17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4">
                <text:p>1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5">
                <text:p>17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6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7">
                <text:p>17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8">
                <text:p>17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39">
                <text:p>17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0">
                <text:p>174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1">
                <text:p>174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2">
                <text:p>174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3">
                <text:p>17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4">
                <text:p>1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5">
                <text:p>17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6">
                <text:p>17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7">
                <text:p>17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8">
                <text:p>174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49">
                <text:p>174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0">
                <text:p>175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1">
                <text:p>17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2">
                <text:p>17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3">
                <text:p>175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4">
                <text:p>175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5">
                <text:p>175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6">
                <text:p>17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8">
                <text:p>17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59">
                <text:p>1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0">
                <text:p>176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1">
                <text:p>176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2">
                <text:p>176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3">
                <text:p>1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4">
                <text:p>176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5">
                <text:p>176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6">
                <text:p>17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7">
                <text:p>17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8">
                <text:p>1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69">
                <text:p>1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0">
                <text:p>17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1">
                <text:p>177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2">
                <text:p>177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3">
                <text:p>177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4">
                <text:p>17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5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6">
                <text:p>17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7">
                <text:p>17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8">
                <text:p>17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79">
                <text:p>17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0">
                <text:p>178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1">
                <text:p>1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2">
                <text:p>178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3">
                <text:p>178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4">
                <text:p>17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5">
                <text:p>1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6">
                <text:p>17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7">
                <text:p>17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8">
                <text:p>178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89">
                <text:p>178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0">
                <text:p>179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1">
                <text:p>179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2">
                <text:p>17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3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4">
                <text:p>17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5">
                <text:p>17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6">
                <text:p>179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7">
                <text:p>179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8">
                <text:p>179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799">
                <text:p>17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0">
                <text:p>18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1">
                <text:p>180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2">
                <text:p>18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3">
                <text:p>18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4">
                <text:p>180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5">
                <text:p>180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6">
                <text:p>180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7">
                <text:p>180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8">
                <text:p>18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09">
                <text:p>1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0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1">
                <text:p>1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2">
                <text:p>18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3">
                <text:p>181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4">
                <text:p>181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5">
                <text:p>18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6">
                <text:p>1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7">
                <text:p>18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8">
                <text:p>181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19">
                <text:p>18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0">
                <text:p>18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1">
                <text:p>1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2">
                <text:p>18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3">
                <text:p>182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4">
                <text:p>182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5">
                <text:p>182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6">
                <text:p>182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7">
                <text:p>18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8">
                <text:p>1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29">
                <text:p>18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0">
                <text:p>18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1">
                <text:p>183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2">
                <text:p>183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3">
                <text:p>18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4">
                <text:p>183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5">
                <text:p>18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6">
                <text:p>183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7">
                <text:p>183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8">
                <text:p>183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39">
                <text:p>18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0">
                <text:p>18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1">
                <text:p>18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2">
                <text:p>18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3">
                <text:p>184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4">
                <text:p>184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5">
                <text:p>184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6">
                <text:p>18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7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8">
                <text:p>184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49">
                <text:p>184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0">
                <text:p>185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1">
                <text:p>18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2">
                <text:p>18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3">
                <text:p>185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4">
                <text:p>18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5">
                <text:p>185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6">
                <text:p>185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7">
                <text:p>185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8">
                <text:p>1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59">
                <text:p>18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0">
                <text:p>18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1">
                <text:p>186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2">
                <text:p>186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3">
                <text:p>186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4">
                <text:p>18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5">
                <text:p>186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6">
                <text:p>18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7">
                <text:p>18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8">
                <text:p>186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69">
                <text:p>186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0">
                <text:p>18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1">
                <text:p>1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2">
                <text:p>18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3">
                <text:p>18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4">
                <text:p>187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5">
                <text:p>187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6">
                <text:p>187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7">
                <text:p>18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8">
                <text:p>18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79">
                <text:p>187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0">
                <text:p>18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1">
                <text:p>188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2">
                <text:p>18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3">
                <text:p>18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4">
                <text:p>18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5">
                <text:p>188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6">
                <text:p>188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7">
                <text:p>188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8">
                <text:p>18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89">
                <text:p>18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0">
                <text:p>18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1">
                <text:p>1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2">
                <text:p>18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3">
                <text:p>189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4">
                <text:p>189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5">
                <text:p>189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6">
                <text:p>18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7">
                <text:p>189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8">
                <text:p>189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899">
                <text:p>189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1">
                <text:p>190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2">
                <text:p>190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3">
                <text:p>190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4">
                <text:p>19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5">
                <text:p>1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6">
                <text:p>190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7">
                <text:p>1907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8">
                <text:p>190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09">
                <text:p>19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0">
                <text:p>19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1">
                <text:p>191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2">
                <text:p>191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3">
                <text:p>19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4">
                <text:p>19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5">
                <text:p>19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6">
                <text:p>19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7">
                <text:p>191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8">
                <text:p>19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19">
                <text:p>19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0">
                <text:p>192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1">
                <text:p>1921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2">
                <text:p>192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3">
                <text:p>19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4">
                <text:p>192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5">
                <text:p>192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6">
                <text:p>19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7">
                <text:p>19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8">
                <text:p>19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29">
                <text:p>192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0">
                <text:p>193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1">
                <text:p>19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2">
                <text:p>19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3">
                <text:p>193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4">
                <text:p>193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5">
                <text:p>193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6">
                <text:p>19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7">
                <text:p>19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8">
                <text:p>193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39">
                <text:p>19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0">
                <text:p>19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1">
                <text:p>1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2">
                <text:p>194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3">
                <text:p>194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4">
                <text:p>194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5">
                <text:p>194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6">
                <text:p>19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7">
                <text:p>1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8">
                <text:p>19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49">
                <text:p>19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0">
                <text:p>19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1">
                <text:p>195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2">
                <text:p>1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3">
                <text:p>1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4">
                <text:p>1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5">
                <text:p>195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6">
                <text:p>195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7">
                <text:p>195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8">
                <text:p>19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59">
                <text:p>19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0">
                <text:p>19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1">
                <text:p>19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2">
                <text:p>19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3">
                <text:p>196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4">
                <text:p>196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5">
                <text:p>19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6">
                <text:p>19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7">
                <text:p>1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8">
                <text:p>196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69">
                <text:p>196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0">
                <text:p>19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1">
                <text:p>19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2">
                <text:p>197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3">
                <text:p>197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4">
                <text:p>197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5">
                <text:p>1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6">
                <text:p>19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7">
                <text:p>197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8">
                <text:p>19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79">
                <text:p>1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0">
                <text:p>19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1">
                <text:p>198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2">
                <text:p>198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3">
                <text:p>198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4">
                <text:p>1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5">
                <text:p>1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7">
                <text:p>19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8">
                <text:p>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89">
                <text:p>198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0">
                <text:p>199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1">
                <text:p>199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2">
                <text:p>19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3">
                <text:p>19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4">
                <text:p>199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5">
                <text:p>199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6">
                <text:p>19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7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8">
                <text:p>19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999">
                <text:p>19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0">
                <text:p>2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1">
                <text:p>200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2">
                <text:p>2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3">
                <text:p>200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4">
                <text:p>200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5">
                <text:p>200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6">
                <text:p>20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7">
                <text:p>2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09">
                <text:p>2009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0">
                <text:p>20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1">
                <text:p>20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2">
                <text:p>20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3">
                <text:p>201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5">
                <text:p>20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8">
                <text:p>201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0">
                <text:p>20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1">
                <text:p>202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2">
                <text:p>2022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3">
                <text:p>202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4">
                <text:p>20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5">
                <text:p>202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6">
                <text:p>2026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7">
                <text:p>20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8">
                <text:p>20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29">
                <text:p>202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0">
                <text:p>203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1">
                <text:p>203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2">
                <text:p>20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3">
                <text:p>20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4">
                <text:p>203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5">
                <text:p>2035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6">
                <text:p>20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7">
                <text:p>20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8">
                <text:p>203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39">
                <text:p>203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0">
                <text:p>20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1">
                <text:p>20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2">
                <text:p>20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3">
                <text:p>204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4">
                <text:p>2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5">
                <text:p>20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6">
                <text:p>20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7">
                <text:p>204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8">
                <text:p>2048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49">
                <text:p>204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0">
                <text:p>20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1">
                <text:p>205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2">
                <text:p>205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3">
                <text:p>205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4">
                <text:p>20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5">
                <text:p>205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6">
                <text:p>2056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7">
                <text:p>205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8">
                <text:p>20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59">
                <text:p>20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0">
                <text:p>206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1">
                <text:p>206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2">
                <text:p>206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3">
                <text:p>20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4">
                <text:p>206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5">
                <text:p>206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6">
                <text:p>206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7">
                <text:p>2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8">
                <text:p>206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69">
                <text:p>2069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0">
                <text:p>20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1">
                <text:p>20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2">
                <text:p>207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3">
                <text:p>2073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4">
                <text:p>207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5">
                <text:p>20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6">
                <text:p>207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7">
                <text:p>207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8">
                <text:p>207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79">
                <text:p>20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0">
                <text:p>208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1">
                <text:p>208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2">
                <text:p>208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3">
                <text:p>2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4">
                <text:p>20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5">
                <text:p>208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6">
                <text:p>2086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7">
                <text:p>208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8">
                <text:p>20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89">
                <text:p>208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0">
                <text:p>209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1">
                <text:p>209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2">
                <text:p>20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3">
                <text:p>20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4">
                <text:p>209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5">
                <text:p>209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6">
                <text:p>209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7">
                <text:p>20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8">
                <text:p>209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099">
                <text:p>2099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0">
                <text:p>210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1">
                <text:p>210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2">
                <text:p>21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3">
                <text:p>210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4">
                <text:p>210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5">
                <text:p>210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6">
                <text:p>210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7">
                <text:p>210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8">
                <text:p>21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09">
                <text:p>2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0">
                <text:p>2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1">
                <text:p>21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2">
                <text:p>211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3">
                <text:p>211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4">
                <text:p>21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5">
                <text:p>211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6">
                <text:p>2116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7">
                <text:p>21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8">
                <text:p>211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19">
                <text:p>211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0">
                <text:p>212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1">
                <text:p>212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2">
                <text:p>21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4">
                <text:p>21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5">
                <text:p>212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6">
                <text:p>2126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7">
                <text:p>212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8">
                <text:p>2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29">
                <text:p>212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0">
                <text:p>213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1">
                <text:p>213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2">
                <text:p>21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3">
                <text:p>2133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4">
                <text:p>21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5">
                <text:p>21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6">
                <text:p>213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7">
                <text:p>213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8">
                <text:p>2138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39">
                <text:p>21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0">
                <text:p>21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1">
                <text:p>214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2">
                <text:p>21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3">
                <text:p>214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4">
                <text:p>21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5">
                <text:p>214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6">
                <text:p>214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7">
                <text:p>21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8">
                <text:p>21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49">
                <text:p>21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0">
                <text:p>215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1">
                <text:p>2151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2">
                <text:p>215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3">
                <text:p>21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4">
                <text:p>21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5">
                <text:p>21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6">
                <text:p>2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7">
                <text:p>215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8">
                <text:p>215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59">
                <text:p>215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0">
                <text:p>216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1">
                <text:p>2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2">
                <text:p>216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3">
                <text:p>216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4">
                <text:p>21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5">
                <text:p>216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6">
                <text:p>216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7">
                <text:p>216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8">
                <text:p>21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69">
                <text:p>2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0">
                <text:p>21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1">
                <text:p>217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2">
                <text:p>2172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3">
                <text:p>217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4">
                <text:p>21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5">
                <text:p>217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6">
                <text:p>2176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7">
                <text:p>217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8">
                <text:p>217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79">
                <text:p>217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0">
                <text:p>218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1">
                <text:p>218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2">
                <text:p>21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3">
                <text:p>2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4">
                <text:p>218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5">
                <text:p>218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6">
                <text:p>2186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7">
                <text:p>218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8">
                <text:p>218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89">
                <text:p>218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0">
                <text:p>21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1">
                <text:p>219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2">
                <text:p>219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3">
                <text:p>2193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4">
                <text:p>219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5">
                <text:p>2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6">
                <text:p>21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7">
                <text:p>2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8">
                <text:p>219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199">
                <text:p>21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0">
                <text:p>220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1">
                <text:p>220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2">
                <text:p>220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3">
                <text:p>22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4">
                <text:p>220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5">
                <text:p>22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6">
                <text:p>22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7">
                <text:p>220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8">
                <text:p>220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09">
                <text:p>220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0">
                <text:p>22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1">
                <text:p>22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2">
                <text:p>221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3">
                <text:p>22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4">
                <text:p>22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5">
                <text:p>22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6">
                <text:p>221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7">
                <text:p>2217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8">
                <text:p>22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19">
                <text:p>22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0">
                <text:p>2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1">
                <text:p>222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2">
                <text:p>2222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3">
                <text:p>22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4">
                <text:p>22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5">
                <text:p>222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6">
                <text:p>22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7">
                <text:p>22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8">
                <text:p>222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29">
                <text:p>22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0">
                <text:p>2230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1">
                <text:p>223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2">
                <text:p>22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3">
                <text:p>22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4">
                <text:p>223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5">
                <text:p>2235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6">
                <text:p>223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7">
                <text:p>2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8">
                <text:p>223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39">
                <text:p>22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0">
                <text:p>22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1">
                <text:p>22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2">
                <text:p>224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3">
                <text:p>2243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4">
                <text:p>2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5">
                <text:p>22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6">
                <text:p>22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7">
                <text:p>2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8">
                <text:p>22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49">
                <text:p>224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0">
                <text:p>225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1">
                <text:p>225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2">
                <text:p>22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3">
                <text:p>22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4">
                <text:p>225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5">
                <text:p>22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6">
                <text:p>225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7">
                <text:p>225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8">
                <text:p>225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59">
                <text:p>2259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0">
                <text:p>22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1">
                <text:p>226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2">
                <text:p>22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3">
                <text:p>22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4">
                <text:p>22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5">
                <text:p>226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6">
                <text:p>226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7">
                <text:p>2267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8">
                <text:p>2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69">
                <text:p>2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0">
                <text:p>227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1">
                <text:p>22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2">
                <text:p>227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3">
                <text:p>227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4">
                <text:p>2274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5">
                <text:p>22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6">
                <text:p>227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7">
                <text:p>227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8">
                <text:p>22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79">
                <text:p>227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0">
                <text:p>228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1">
                <text:p>22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2">
                <text:p>228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3">
                <text:p>228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4">
                <text:p>228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5">
                <text:p>228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6">
                <text:p>2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7">
                <text:p>22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8">
                <text:p>228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89">
                <text:p>228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0">
                <text:p>229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1">
                <text:p>22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2">
                <text:p>22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3">
                <text:p>229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4">
                <text:p>22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5">
                <text:p>229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6">
                <text:p>229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7">
                <text:p>229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8">
                <text:p>2298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299">
                <text:p>229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0">
                <text:p>2300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1">
                <text:p>230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2">
                <text:p>230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3">
                <text:p>23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4">
                <text:p>230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5">
                <text:p>230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6">
                <text:p>230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7">
                <text:p>2307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8">
                <text:p>23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09">
                <text:p>230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0">
                <text:p>2310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1">
                <text:p>23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2">
                <text:p>231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3">
                <text:p>23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4">
                <text:p>231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5">
                <text:p>2315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6">
                <text:p>231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7">
                <text:p>23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8">
                <text:p>2318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19">
                <text:p>23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0">
                <text:p>23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1">
                <text:p>232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2">
                <text:p>232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3">
                <text:p>232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4">
                <text:p>23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5">
                <text:p>232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6">
                <text:p>23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7">
                <text:p>232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8">
                <text:p>232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29">
                <text:p>232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0">
                <text:p>2330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1">
                <text:p>233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2">
                <text:p>233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3">
                <text:p>233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4">
                <text:p>23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5">
                <text:p>23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6">
                <text:p>2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7">
                <text:p>233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8">
                <text:p>233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39">
                <text:p>23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0">
                <text:p>23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1">
                <text:p>234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2">
                <text:p>23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3">
                <text:p>23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4">
                <text:p>234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5">
                <text:p>23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6">
                <text:p>234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7">
                <text:p>234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8">
                <text:p>234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49">
                <text:p>2349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0">
                <text:p>23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1">
                <text:p>23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2">
                <text:p>235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3">
                <text:p>235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4">
                <text:p>2354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5">
                <text:p>23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6">
                <text:p>23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7">
                <text:p>235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8">
                <text:p>23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59">
                <text:p>23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0">
                <text:p>236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1">
                <text:p>236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2">
                <text:p>2362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3">
                <text:p>23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4">
                <text:p>23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5">
                <text:p>2365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6">
                <text:p>23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7">
                <text:p>236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8">
                <text:p>236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69">
                <text:p>2369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0">
                <text:p>23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1">
                <text:p>23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2">
                <text:p>237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3">
                <text:p>2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4">
                <text:p>23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5">
                <text:p>237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6">
                <text:p>2376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7">
                <text:p>2377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8">
                <text:p>23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79">
                <text:p>23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0">
                <text:p>238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1">
                <text:p>23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2">
                <text:p>23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3">
                <text:p>238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4">
                <text:p>238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5">
                <text:p>2385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6">
                <text:p>23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7">
                <text:p>23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8">
                <text:p>238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89">
                <text:p>23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0">
                <text:p>23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1">
                <text:p>239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2">
                <text:p>239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3">
                <text:p>2393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4">
                <text:p>239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5">
                <text:p>239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6">
                <text:p>239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7">
                <text:p>23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8">
                <text:p>23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399">
                <text:p>23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0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1">
                <text:p>240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2">
                <text:p>240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3">
                <text:p>24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4">
                <text:p>240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5">
                <text:p>24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6">
                <text:p>240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7">
                <text:p>2407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8">
                <text:p>24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09">
                <text:p>24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0">
                <text:p>241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1">
                <text:p>24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2">
                <text:p>24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3">
                <text:p>24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4">
                <text:p>241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5">
                <text:p>2415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6">
                <text:p>24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7">
                <text:p>24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8">
                <text:p>2418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19">
                <text:p>24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0">
                <text:p>24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1">
                <text:p>2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2">
                <text:p>242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3">
                <text:p>2423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4">
                <text:p>24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5">
                <text:p>24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6">
                <text:p>2426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7">
                <text:p>2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28">
                <text:p>24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29">
                <text:p>2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0">
                <text:p>24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1">
                <text:p>2431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2">
                <text:p>24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3">
                <text:p>24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4">
                <text:p>24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5">
                <text:p>243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6">
                <text:p>2436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7">
                <text:p>24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38">
                <text:p>24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39">
                <text:p>2439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0">
                <text:p>24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1">
                <text:p>24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2">
                <text:p>24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3">
                <text:p>24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4">
                <text:p>2444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5">
                <text:p>24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6">
                <text:p>24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7">
                <text:p>2447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48">
                <text:p>24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49">
                <text:p>24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0">
                <text:p>24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1">
                <text:p>2451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2">
                <text:p>24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3">
                <text:p>24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4">
                <text:p>245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5">
                <text:p>24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6">
                <text:p>245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7">
                <text:p>2457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58">
                <text:p>245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59">
                <text:p>245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0">
                <text:p>2460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1">
                <text:p>24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2">
                <text:p>246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3">
                <text:p>24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4">
                <text:p>246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5">
                <text:p>24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6">
                <text:p>246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7">
                <text:p>246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68">
                <text:p>24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69">
                <text:p>246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0">
                <text:p>2470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1">
                <text:p>24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2">
                <text:p>24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3">
                <text:p>2473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4">
                <text:p>247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5">
                <text:p>2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6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7">
                <text:p>247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78">
                <text:p>2478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79">
                <text:p>247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0">
                <text:p>248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1">
                <text:p>24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2">
                <text:p>248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3">
                <text:p>2483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4">
                <text:p>24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5">
                <text:p>248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6">
                <text:p>24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7">
                <text:p>24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88">
                <text:p>248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89">
                <text:p>24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0">
                <text:p>24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1">
                <text:p>24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2">
                <text:p>2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3">
                <text:p>24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4">
                <text:p>249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5">
                <text:p>249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6">
                <text:p>2496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7">
                <text:p>249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98">
                <text:p>24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499">
                <text:p>249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0">
                <text:p>250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1">
                <text:p>250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2">
                <text:p>25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3">
                <text:p>250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4">
                <text:p>250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5">
                <text:p>2505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6">
                <text:p>2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07">
                <text:p>250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08">
                <text:p>2508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09">
                <text:p>25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0">
                <text:p>25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1">
                <text:p>25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2">
                <text:p>2512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3">
                <text:p>251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4">
                <text:p>251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5">
                <text:p>251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6">
                <text:p>2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17">
                <text:p>25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18">
                <text:p>251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19">
                <text:p>251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0">
                <text:p>2520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1">
                <text:p>25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2">
                <text:p>252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3">
                <text:p>252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4">
                <text:p>25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5">
                <text:p>25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6">
                <text:p>25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27">
                <text:p>252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28">
                <text:p>2528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29">
                <text:p>25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0">
                <text:p>25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1">
                <text:p>2531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2">
                <text:p>25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3">
                <text:p>25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4">
                <text:p>25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5">
                <text:p>25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6">
                <text:p>253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37">
                <text:p>253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38">
                <text:p>25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39">
                <text:p>2539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0">
                <text:p>25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1">
                <text:p>25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2">
                <text:p>25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3">
                <text:p>2543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4">
                <text:p>25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5">
                <text:p>25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6">
                <text:p>254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47">
                <text:p>25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48">
                <text:p>254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49">
                <text:p>2549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0">
                <text:p>25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1">
                <text:p>25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2">
                <text:p>255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3">
                <text:p>25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4">
                <text:p>255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5">
                <text:p>2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6">
                <text:p>255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57">
                <text:p>25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58">
                <text:p>25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59">
                <text:p>25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0">
                <text:p>25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1">
                <text:p>256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2">
                <text:p>2562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3">
                <text:p>256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4">
                <text:p>256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5">
                <text:p>2565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6">
                <text:p>25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67">
                <text:p>25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68">
                <text:p>256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69">
                <text:p>256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0">
                <text:p>2570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1">
                <text:p>25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2">
                <text:p>25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3">
                <text:p>257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4">
                <text:p>2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5">
                <text:p>257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6">
                <text:p>25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77">
                <text:p>257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78">
                <text:p>257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79">
                <text:p>257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0">
                <text:p>25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1">
                <text:p>2581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2">
                <text:p>25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3">
                <text:p>258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4">
                <text:p>2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5">
                <text:p>2585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6">
                <text:p>25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87">
                <text:p>25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88">
                <text:p>25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89">
                <text:p>25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0">
                <text:p>259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1">
                <text:p>2591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2">
                <text:p>25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3">
                <text:p>259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4">
                <text:p>259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5">
                <text:p>25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6">
                <text:p>259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97">
                <text:p>25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598">
                <text:p>259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599">
                <text:p>25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0">
                <text:p>2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1">
                <text:p>260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2">
                <text:p>2602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3">
                <text:p>260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4">
                <text:p>26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5">
                <text:p>260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6">
                <text:p>26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07">
                <text:p>26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08">
                <text:p>260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09">
                <text:p>260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0">
                <text:p>261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1">
                <text:p>26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2">
                <text:p>261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3">
                <text:p>2613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4">
                <text:p>26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5">
                <text:p>26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6">
                <text:p>261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17">
                <text:p>261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18">
                <text:p>2618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19">
                <text:p>261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0">
                <text:p>26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1">
                <text:p>262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2">
                <text:p>2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3">
                <text:p>26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4">
                <text:p>26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5">
                <text:p>262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6">
                <text:p>26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27">
                <text:p>26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28">
                <text:p>26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29">
                <text:p>26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0">
                <text:p>263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1">
                <text:p>2631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2">
                <text:p>26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3">
                <text:p>263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4">
                <text:p>2634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5">
                <text:p>26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6">
                <text:p>26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37">
                <text:p>26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38">
                <text:p>263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39">
                <text:p>2639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0">
                <text:p>26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1">
                <text:p>26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3">
                <text:p>26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4">
                <text:p>26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5">
                <text:p>264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6">
                <text:p>264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47">
                <text:p>26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48">
                <text:p>26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49">
                <text:p>26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0">
                <text:p>26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1">
                <text:p>265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2">
                <text:p>265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3">
                <text:p>26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4">
                <text:p>26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5">
                <text:p>2655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6">
                <text:p>26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57">
                <text:p>26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58">
                <text:p>26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59">
                <text:p>265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0">
                <text:p>2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1">
                <text:p>26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2">
                <text:p>26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3">
                <text:p>266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4">
                <text:p>266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5">
                <text:p>266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6">
                <text:p>26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67">
                <text:p>26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68">
                <text:p>266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69">
                <text:p>26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0">
                <text:p>26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1">
                <text:p>267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2">
                <text:p>267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3">
                <text:p>26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4">
                <text:p>26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5">
                <text:p>26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6">
                <text:p>26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77">
                <text:p>2677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78">
                <text:p>267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79">
                <text:p>26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0">
                <text:p>26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1">
                <text:p>2681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2">
                <text:p>26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3">
                <text:p>26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4">
                <text:p>26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5">
                <text:p>268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6">
                <text:p>26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87">
                <text:p>26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88">
                <text:p>26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89">
                <text:p>26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0">
                <text:p>269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1">
                <text:p>269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2">
                <text:p>26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3">
                <text:p>269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4">
                <text:p>2694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5">
                <text:p>2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6">
                <text:p>26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697">
                <text:p>269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698">
                <text:p>269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699">
                <text:p>269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0">
                <text:p>2700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1">
                <text:p>27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2">
                <text:p>270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3">
                <text:p>2703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4">
                <text:p>27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5">
                <text:p>2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6">
                <text:p>270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07">
                <text:p>270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08">
                <text:p>27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09">
                <text:p>27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0">
                <text:p>27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1">
                <text:p>27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2">
                <text:p>27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3">
                <text:p>271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4">
                <text:p>27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5">
                <text:p>27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6">
                <text:p>27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17">
                <text:p>27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18">
                <text:p>271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19">
                <text:p>27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0">
                <text:p>27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1">
                <text:p>27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2">
                <text:p>27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3">
                <text:p>272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4">
                <text:p>27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5">
                <text:p>27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6">
                <text:p>27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27">
                <text:p>272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28">
                <text:p>2728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29">
                <text:p>27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0">
                <text:p>27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1">
                <text:p>27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2">
                <text:p>273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3">
                <text:p>273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4">
                <text:p>27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5">
                <text:p>27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6">
                <text:p>27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37">
                <text:p>27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38">
                <text:p>27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39">
                <text:p>2739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0">
                <text:p>27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1">
                <text:p>27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2">
                <text:p>27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3">
                <text:p>274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4">
                <text:p>2744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5">
                <text:p>27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6">
                <text:p>2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47">
                <text:p>27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48">
                <text:p>274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49">
                <text:p>274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0">
                <text:p>27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1">
                <text:p>27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2">
                <text:p>27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3">
                <text:p>27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4">
                <text:p>2754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5">
                <text:p>2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6">
                <text:p>27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57">
                <text:p>27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58">
                <text:p>27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59">
                <text:p>27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1">
                <text:p>27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2">
                <text:p>27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3">
                <text:p>276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4">
                <text:p>276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5">
                <text:p>276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6">
                <text:p>27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67">
                <text:p>27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68">
                <text:p>27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69">
                <text:p>27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0">
                <text:p>277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1">
                <text:p>27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2">
                <text:p>27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3">
                <text:p>27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4">
                <text:p>27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5">
                <text:p>2775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6">
                <text:p>27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77">
                <text:p>2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78">
                <text:p>2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79">
                <text:p>277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0">
                <text:p>27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1">
                <text:p>27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2">
                <text:p>27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3">
                <text:p>27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4">
                <text:p>278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5">
                <text:p>2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6">
                <text:p>2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87">
                <text:p>27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88">
                <text:p>278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89">
                <text:p>278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0">
                <text:p>27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1">
                <text:p>27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2">
                <text:p>279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3">
                <text:p>279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4">
                <text:p>279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5">
                <text:p>27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6">
                <text:p>279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797">
                <text:p>27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798">
                <text:p>27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799">
                <text:p>27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0">
                <text:p>28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1">
                <text:p>28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2">
                <text:p>28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3">
                <text:p>28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4">
                <text:p>2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5">
                <text:p>28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6">
                <text:p>28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07">
                <text:p>28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08">
                <text:p>28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09">
                <text:p>2809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0">
                <text:p>28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1">
                <text:p>28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2">
                <text:p>28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3">
                <text:p>28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4">
                <text:p>28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5">
                <text:p>28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6">
                <text:p>281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17">
                <text:p>28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18">
                <text:p>28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19">
                <text:p>28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0">
                <text:p>28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1">
                <text:p>28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2">
                <text:p>282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3">
                <text:p>28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4">
                <text:p>28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5">
                <text:p>28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6">
                <text:p>28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27">
                <text:p>28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28">
                <text:p>282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29">
                <text:p>282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0">
                <text:p>28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1">
                <text:p>28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2">
                <text:p>28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3">
                <text:p>2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4">
                <text:p>28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5">
                <text:p>2835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6">
                <text:p>2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37">
                <text:p>28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38">
                <text:p>28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39">
                <text:p>28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0">
                <text:p>28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1">
                <text:p>284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2">
                <text:p>284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3">
                <text:p>28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4">
                <text:p>28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5">
                <text:p>2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6">
                <text:p>28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47">
                <text:p>2847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48">
                <text:p>28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49">
                <text:p>28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0">
                <text:p>28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1">
                <text:p>28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2">
                <text:p>28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3">
                <text:p>28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4">
                <text:p>285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5">
                <text:p>285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56">
                <text:p>28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57">
                <text:p>2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58">
                <text:p>2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59">
                <text:p>28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60">
                <text:p>28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61">
                <text:p>286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62">
                <text:p>28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63">
                <text:p>28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64">
                <text:p>28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65">
                <text:p>28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66">
                <text:p>28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67">
                <text:p>28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68">
                <text:p>28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69">
                <text:p>286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70">
                <text:p>28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71">
                <text:p>28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72">
                <text:p>28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73">
                <text:p>2873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74">
                <text:p>28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75">
                <text:p>28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76">
                <text:p>28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77">
                <text:p>28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78">
                <text:p>28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79">
                <text:p>28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80">
                <text:p>288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81">
                <text:p>28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82">
                <text:p>28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83">
                <text:p>28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84">
                <text:p>28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85">
                <text:p>28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86">
                <text:p>28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87">
                <text:p>28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888">
                <text:p>288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889">
                <text:p>28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890">
                <text:p>28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891">
                <text:p>28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92">
                <text:p>28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893">
                <text:p>28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894">
                <text:p>28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895">
                <text:p>289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896">
                <text:p>289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897">
                <text:p>2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898">
                <text:p>28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899">
                <text:p>2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00">
                <text:p>2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01">
                <text:p>29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02">
                <text:p>29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03">
                <text:p>29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04">
                <text:p>29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05">
                <text:p>29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06">
                <text:p>29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07">
                <text:p>2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08">
                <text:p>290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09">
                <text:p>29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10">
                <text:p>29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11">
                <text:p>29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12">
                <text:p>29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13">
                <text:p>2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14">
                <text:p>29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15">
                <text:p>29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16">
                <text:p>2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17">
                <text:p>291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18">
                <text:p>29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19">
                <text:p>29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20">
                <text:p>29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21">
                <text:p>2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22">
                <text:p>29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23">
                <text:p>29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24">
                <text:p>29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25">
                <text:p>29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26">
                <text:p>29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27">
                <text:p>292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28">
                <text:p>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29">
                <text:p>29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30">
                <text:p>29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31">
                <text:p>29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32">
                <text:p>29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33">
                <text:p>29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34">
                <text:p>29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35">
                <text:p>29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36">
                <text:p>29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37">
                <text:p>293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38">
                <text:p>29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39">
                <text:p>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40">
                <text:p>29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41">
                <text:p>29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42">
                <text:p>29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43">
                <text:p>29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44">
                <text:p>294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45">
                <text:p>2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46">
                <text:p>29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47">
                <text:p>29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48">
                <text:p>29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49">
                <text:p>29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50">
                <text:p>29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51">
                <text:p>29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52">
                <text:p>29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53">
                <text:p>29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54">
                <text:p>295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55">
                <text:p>295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56">
                <text:p>29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57">
                <text:p>29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58">
                <text:p>29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59">
                <text:p>29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60">
                <text:p>29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61">
                <text:p>29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62">
                <text:p>29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63">
                <text:p>29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64">
                <text:p>29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65">
                <text:p>296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66">
                <text:p>29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67">
                <text:p>29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68">
                <text:p>29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69">
                <text:p>29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70">
                <text:p>29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71">
                <text:p>29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72">
                <text:p>29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73">
                <text:p>2973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74">
                <text:p>29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75">
                <text:p>2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76">
                <text:p>29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77">
                <text:p>29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78">
                <text:p>29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79">
                <text:p>29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80">
                <text:p>29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81">
                <text:p>298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82">
                <text:p>29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83">
                <text:p>29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84">
                <text:p>29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85">
                <text:p>29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86">
                <text:p>29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987">
                <text:p>29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988">
                <text:p>298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989">
                <text:p>29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990">
                <text:p>2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991">
                <text:p>29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992">
                <text:p>29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93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994">
                <text:p>29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995">
                <text:p>29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996">
                <text:p>29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97">
                <text:p>299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2998">
                <text:p>29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2999">
                <text:p>29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000">
                <text:p>300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3001">
                <text:p>300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002">
                <text:p>3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3003">
                <text:p>3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004">
                <text:p>3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005">
                <text:p>3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006">
                <text:p>30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007">
                <text:p>3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008">
                <text:p>3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010">
                <text:p>3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011">
                <text:p>3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012">
                <text:p>3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013">
                <text:p>301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014">
                <text:p>3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015">
                <text:p>3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016">
                <text:p>3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017">
                <text:p>30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018">
                <text:p>3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019">
                <text:p>3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020">
                <text:p>3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021">
                <text:p>3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022">
                <text:p>3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023">
                <text:p>3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024">
                <text:p>3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025">
                <text:p>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026">
                <text:p>3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027">
                <text:p>30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028">
                <text:p>3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29">
                <text:p>3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3030">
                <text:p>3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031">
                <text:p>3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032">
                <text:p>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033">
                <text:p>3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034">
                <text:p>3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035">
                <text:p>30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036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037">
                <text:p>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038">
                <text:p>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39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040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3041">
                <text:p>3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042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043">
                <text:p>30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044">
                <text:p>3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045">
                <text:p>3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046">
                <text:p>3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047">
                <text:p>3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048">
                <text:p>3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049">
                <text:p>3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050">
                <text:p>3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51">
                <text:p>30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052">
                <text:p>3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053">
                <text:p>3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054">
                <text:p>3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055">
                <text:p>3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056">
                <text:p>3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057">
                <text:p>3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058">
                <text:p>3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059">
                <text:p>3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060">
                <text:p>3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061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062">
                <text:p>3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063">
                <text:p>3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064">
                <text:p>3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065">
                <text:p>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066">
                <text:p>3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067">
                <text:p>3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068">
                <text:p>3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069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070">
                <text:p>3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071">
                <text:p>3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073">
                <text:p>3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075">
                <text:p>30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76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077">
                <text:p>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078">
                <text:p>3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3079">
                <text:p>3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080">
                <text:p>3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081">
                <text:p>3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082">
                <text:p>3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083">
                <text:p>3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084">
                <text:p>3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085">
                <text:p>3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086">
                <text:p>3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087">
                <text:p>3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088">
                <text:p>3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089">
                <text:p>3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90">
                <text:p>3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091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092">
                <text:p>30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093">
                <text:p>3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094">
                <text:p>3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095">
                <text:p>30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096">
                <text:p>3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097">
                <text:p>3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098">
                <text:p>3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099">
                <text:p>3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100">
                <text:p>3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101">
                <text:p>3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102">
                <text:p>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103">
                <text:p>3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104">
                <text:p>3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105">
                <text:p>3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106">
                <text:p>3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3107">
                <text:p>3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108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109">
                <text:p>3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110">
                <text:p>3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111">
                <text:p>3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112">
                <text:p>3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113">
                <text:p>3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114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3115">
                <text:p>3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116">
                <text:p>3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117">
                <text:p>31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118">
                <text:p>3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19">
                <text:p>3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120">
                <text:p>3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121">
                <text:p>3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122">
                <text:p>31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123">
                <text:p>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124">
                <text:p>31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125">
                <text:p>3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126">
                <text:p>3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127">
                <text:p>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128">
                <text:p>3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129">
                <text:p>3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130">
                <text:p>3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131">
                <text:p>3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132">
                <text:p>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133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134">
                <text:p>3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135">
                <text:p>3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136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137">
                <text:p>3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138">
                <text:p>3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139">
                <text:p>3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140">
                <text:p>3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141">
                <text:p>3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142">
                <text:p>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143">
                <text:p>3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144">
                <text:p>3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145">
                <text:p>3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146">
                <text:p>3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147">
                <text:p>3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148">
                <text:p>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149">
                <text:p>3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150">
                <text:p>3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151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152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153">
                <text:p>3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154">
                <text:p>3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155">
                <text:p>3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156">
                <text:p>3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157">
                <text:p>3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158">
                <text:p>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159">
                <text:p>3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160">
                <text:p>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161">
                <text:p>3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3162">
                <text:p>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3163">
                <text:p>3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3164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3165">
                <text:p>3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3166">
                <text:p>3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3167">
                <text:p>3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3168">
                <text:p>3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3169">
                <text:p>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3170">
                <text:p>3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3171">
                <text:p>3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3172">
                <text:p>3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173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174">
                <text:p>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3175">
                <text:p>3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3176">
                <text:p>3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3177">
                <text:p>3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178">
                <text:p>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3179">
                <text:p>3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3180">
                <text:p>3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3181">
                <text:p>3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182">
                <text:p>3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183">
                <text:p>3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184">
                <text:p>3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185">
                <text:p>3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86">
                <text:p>3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187">
                <text:p>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3188">
                <text:p>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3189">
                <text:p>3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3190">
                <text:p>3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191">
                <text:p>3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3192">
                <text:p>3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3193">
                <text:p>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194">
                <text:p>3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3195">
                <text:p>3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3196">
                <text:p>3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197">
                <text:p>3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3198">
                <text:p>3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3199">
                <text:p>3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3200">
                <text:p>3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3201">
                <text:p>3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3202">
                <text:p>3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3203">
                <text:p>3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3204">
                <text:p>3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3205">
                <text:p>3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3206">
                <text:p>32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3207">
                <text:p>3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208">
                <text:p>3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3209">
                <text:p>3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3210">
                <text:p>3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3211">
                <text:p>3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3212">
                <text:p>3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213">
                <text:p>3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214">
                <text:p>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215">
                <text:p>3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216">
                <text:p>3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217">
                <text:p>3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218">
                <text:p>3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219">
                <text:p>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220">
                <text:p>3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221">
                <text:p>3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222">
                <text:p>3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223">
                <text:p>3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224">
                <text:p>3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225">
                <text:p>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226">
                <text:p>3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227">
                <text:p>3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3228">
                <text:p>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229">
                <text:p>3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3230">
                <text:p>3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3231">
                <text:p>3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232">
                <text:p>3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234">
                <text:p>3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3235">
                <text:p>3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236">
                <text:p>3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3237">
                <text:p>3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3238">
                <text:p>3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239">
                <text:p>3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240">
                <text:p>3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241">
                <text:p>3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242">
                <text:p>3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3243">
                <text:p>3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3244">
                <text:p>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3245">
                <text:p>3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246">
                <text:p>3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3247">
                <text:p>3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3248">
                <text:p>3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3249">
                <text:p>3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3250">
                <text:p>3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251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3252">
                <text:p>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3253">
                <text:p>3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254">
                <text:p>3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3255">
                <text:p>3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256">
                <text:p>3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3257">
                <text:p>3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3258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259">
                <text:p>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260">
                <text:p>3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3261">
                <text:p>3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3262">
                <text:p>3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3263">
                <text:p>3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3264">
                <text:p>3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3265">
                <text:p>3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3266">
                <text:p>3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267">
                <text:p>3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268">
                <text:p>3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269">
                <text:p>3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270">
                <text:p>3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271">
                <text:p>3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272">
                <text:p>3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273">
                <text:p>3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74">
                <text:p>3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275">
                <text:p>3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276">
                <text:p>3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3277">
                <text:p>3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3278">
                <text:p>3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3279">
                <text:p>3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3280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281">
                <text:p>3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3282">
                <text:p>3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3283">
                <text:p>3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3284">
                <text:p>3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3285">
                <text:p>3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3286">
                <text:p>3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3287">
                <text:p>3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3288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289">
                <text:p>3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290">
                <text:p>3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3291">
                <text:p>3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3292">
                <text:p>32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3293">
                <text:p>3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3294">
                <text:p>3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3295">
                <text:p>3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3296">
                <text:p>3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3297">
                <text:p>3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3298">
                <text:p>3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299">
                <text:p>3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301">
                <text:p>3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3302">
                <text:p>3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3303">
                <text:p>3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3304">
                <text:p>3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3305">
                <text:p>3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3306">
                <text:p>3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3307">
                <text:p>3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3308">
                <text:p>33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3309">
                <text:p>3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3310">
                <text:p>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3311">
                <text:p>3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3312">
                <text:p>3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3313">
                <text:p>3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314">
                <text:p>3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315">
                <text:p>3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316">
                <text:p>3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3317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3318">
                <text:p>3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3319">
                <text:p>3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3320">
                <text:p>3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3321">
                <text:p>3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3322">
                <text:p>3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3323">
                <text:p>3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324">
                <text:p>3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325">
                <text:p>3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3326">
                <text:p>3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3327">
                <text:p>3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328">
                <text:p>3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329">
                <text:p>3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330">
                <text:p>3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31">
                <text:p>3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332">
                <text:p>3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333">
                <text:p>3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334">
                <text:p>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335">
                <text:p>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336">
                <text:p>3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337">
                <text:p>3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338">
                <text:p>3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339">
                <text:p>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3340">
                <text:p>3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3341">
                <text:p>3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3342">
                <text:p>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3343">
                <text:p>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3344">
                <text:p>3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3345">
                <text:p>3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3346">
                <text:p>3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3347">
                <text:p>3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3348">
                <text:p>3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349">
                <text:p>3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3350">
                <text:p>3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3351">
                <text:p>3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3352">
                <text:p>3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3353">
                <text:p>335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